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runtime ratio: Tstamp/LTrees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5">
            <text:p>0.5</text:p>
          </table:table-cell>
          <table:table-cell>
            <draw:frame table:end-cell-address="Tabelle1.J22" table:end-x="0.293cm" table:end-y="0.066cm" draw:z-index="0" draw:style-name="gr1" draw:text-style-name="P1" svg:width="15.999cm" svg:height="8.999cm" svg:x="0.101cm" svg:y="0.1cm">
              <draw:object draw:notify-on-update-of-ranges="Tabelle1.A2:Tabelle1.A11 Tabelle1.B2:Tabelle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5">
            <text:p>0.5</text:p>
          </table:table-cell>
          <table:table-cell/>
          <table:table-cell table:style-name="ce2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 table:style-name="ce1"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6.1">
            <text:p>16.1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98">
            <text:p>98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/11/2012</text:date>, <text:time>00:2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23:16:20.99</meta:creation-date>
    <dc:date>2012-11-01T00:27:45.03</dc:date>
    <meta:editing-duration>PT24M31S</meta:editing-duration>
    <meta:editing-cycles>6</meta:editing-cycles>
    <meta:generator>OpenOffice.org/3.4.1$Win32 OpenOffice.org_project/341m1$Build-9593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188cm" style:legend-expansion="high" chart:style-name="ch2"/>
        <chart:plot-area chart:style-name="ch3" table:cell-range-address="Tabelle1.A2:Tabelle1.B11" svg:x="0.77cm" svg:y="0.855cm" svg:width="12.512cm" svg:height="7.545cm">
          <chartooo:coordinate-region svg:x="1.577cm" svg:y="1.067cm" svg:width="11.055cm" svg:height="6.66cm"/>
          <chart:axis chart:dimension="x" chart:name="primary-x" chart:style-name="ch4">
            <chart:grid chart:style-name="ch5" chart:class="minor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series chart:style-name="ch6" chart:values-cell-range-address="Tabelle1.B2:Tabelle1.B11" chart:class="chart:scatter">
            <chart:domain table:cell-range-address="Tabelle1.A2:Tabelle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Tabelle1.A2:Tabelle1.A11</svg:desc>
                </draw:g>
              </table:table-cell>
              <table:table-cell office:value-type="float" office:value="0.5">
                <text:p>0.5</text:p>
                <draw:g>
                  <svg:desc>Tabelle1.B2:Tabe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